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Times New Roman', 'Bitstream Charter', Times, serif"/>
    <style:font-face style:name="Mangal1" svg:font-family="Mangal"/>
    <style:font-face style:name="courier new" svg:font-family="'courier new', courie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503cm" fo:orphans="2" fo:widows="2" fo:text-indent="0cm" style:auto-text-indent="false" fo:padding="0cm" fo:border="none"/>
      <style:text-properties fo:font-variant="normal" fo:text-transform="none" fo:color="#333333" style:font-name="courier new" fo:font-size="9.75pt" fo:letter-spacing="normal" fo:font-style="normal" fo:font-weight="normal"/>
    </style:style>
    <style:style style:name="P2" style:family="paragraph" style:parent-style-name="Text_20_body">
      <style:paragraph-properties fo:margin-left="0cm" fo:margin-right="0cm" fo:margin-top="0cm" fo:margin-bottom="0cm" style:line-height-at-least="0.503cm" fo:orphans="2" fo:widows="2" fo:text-indent="0cm" style:auto-text-indent="false" fo:padding="0cm" fo:border="none"/>
      <style:text-properties fo:font-variant="normal" fo:text-transform="none" fo:color="#333333" style:font-name="Georgia" fo:font-size="9.75pt" fo:letter-spacing="normal" fo:font-style="normal" fo:font-weight="normal"/>
    </style:style>
    <style:style style:name="P3" style:family="paragraph" style:parent-style-name="Text_20_body">
      <style:paragraph-properties fo:margin-left="0cm" fo:margin-right="0cm" fo:margin-top="0cm" fo:margin-bottom="0cm" style:line-height-at-least="0.503cm" fo:orphans="2" fo:widows="2" fo:text-indent="0cm" style:auto-text-indent="false" fo:padding="0cm" fo:border="none"/>
      <style:text-properties style:font-name="courier new"/>
    </style:style>
    <style:style style:name="P4" style:family="paragraph" style:parent-style-name="Text_20_body">
      <style:paragraph-properties fo:margin-left="0cm" fo:margin-right="0cm" fo:margin-top="0cm" fo:margin-bottom="0cm" style:line-height-at-least="0.503cm" fo:orphans="2" fo:widows="2" fo:text-indent="0cm" style:auto-text-indent="false" fo:padding="0cm" fo:border="none"/>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fo:font-variant="normal" fo:text-transform="none" fo:color="#333333" style:font-name="courier new" fo:font-size="9.75pt" fo:letter-spacing="normal" fo:font-style="normal" fo:font-weight="normal"/>
    </style:style>
    <style:style style:name="T4" style:family="text">
      <style:text-properties fo:font-variant="normal" fo:text-transform="none" fo:color="#333333" style:font-name="Georgia" fo:font-size="9.75pt" fo:letter-spacing="normal" fo:font-style="normal" fo:font-weight="normal"/>
    </style:style>
    <style:style style:name="T5" style:family="text">
      <style:text-properties fo:font-variant="normal" fo:text-transform="none" fo:color="#3c78a7" style:text-line-through-style="none" style:font-name="courier new" fo:font-size="9.75pt" fo:letter-spacing="normal" fo:font-style="normal" style:text-underline-style="none" fo:font-weight="normal" style:text-blinking="false"/>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text:line-break/>Here is a GSM_shield Library intended for GSM Shield by Futura Elettronica (</text:span><text:a xlink:type="simple" xlink:href="http://www.open-electronics.org/wp-admin/www.futurashop.it" office:target-frame-name="_blank" xlink:show="new"><text:span text:style-name="T5">www.futurashop.it</text:span></text:a><text:span text:style-name="T3">).</text:span></text:p>
      <text:p text:style-name="P4"><text:span text:style-name="T3">This Library is derived from Hwkitchen's GSM Library </text:span><text:a xlink:type="simple" xlink:href="http://www.hwkitchen.com/"><text:span text:style-name="T5">http://www.hwkitchen.com</text:span></text:a><text:span text:style-name="T3"> and include the NewSoftSerial library to comunicate using the pin 4 (RX) and 5 (TX).</text:span></text:p>
      <text:p text:style-name="P1">You can also use the pin 0 and 1 (RX and TX) but you must disconnect the module to upload the sketch (so it's not very nice), and you must modify the library.</text:p>
      <text:p text:style-name="P4"><text:span text:style-name="Strong_20_Emphasis"><text:span text:style-name="T3">How install the library for Arduino</text:span></text:span></text:p>
      <text:p text:style-name="P4"><text:span text:style-name="T3">After downloading of the GSM_Shield Library unzip the GSM_Shield folder to </text:span><text:span text:style-name="Emphasis"><text:span text:style-name="T3">Arduino</text:span></text:span></text:p>
      <text:p text:style-name="P4"><text:span text:style-name="Emphasis"><text:span text:style-name="T3">Folder</text:span></text:span><text:span text:style-name="T3">\libraries\ (es. C:\Programs\arduino-0022\libraries\GSM_Shield)</text:span></text:p>
      <text:p text:style-name="P1">In the GSM_Shield.zip you can find the library to comunicate with gsm module and the file for use the NewSoftSerial.</text:p>
      <text:p text:style-name="P4"><text:span text:style-name="Strong_20_Emphasis"><text:span text:style-name="T3">Basic description</text:span></text:span></text:p>
      <text:p text:style-name="P2"><text:span text:style-name="T2">GSM_Shield library is created as standard class with the Gsm_Shield.cpp and Gsm_Shield.h source files. GSM_Shield class is based mainly on the serial communication</text:span></text:p>
      <text:p text:style-name="P1">between the Arduino board and the GSM module placed on the GSM Shield. There are used standard AT commands for the communication with the GSM Module.</text:p>
      <text:p text:style-name="P1">The Current version of library uses blocking version of communication.</text:p>
      <text:p text:style-name="P2"><text:span text:style-name="T2">It means that the program is blocked until the communication function is finished - so until required data are sent and required answer is received. The Advantage of that blocking approach is that it is easy to</text:span></text:p>
      <text:p text:style-name="P2"><text:span text:style-name="T2">understand the program flow. On the other hand there is also disadvantage that we can’t use the processor resources in the time when the program just waits for the incoming data.</text:span></text:p>
      <text:p text:style-name="P1">Note: please pay attention to serial comunication mode. With the serial hardware (pin 0 and 1) you can reach the default baudrate of the module SIM900 (115200). But if you use the pin 4 and 5 the NewSoftSerial library can't support (receive) the baudrate, so you must chose a lower baudrate.</text:p>
      <text:p text:style-name="P1">With the command TurnOn(baudrate) you turn on the module and fix the baudrate. e.g. TurnOn(9600);</text:p>
      <text:p text:style-name="P4"><text:span text:style-name="Strong_20_Emphasis"><text:span text:style-name="T3">Methods</text:span></text:span></text:p>
      <text:p text:style-name="P1">There are described important functions for the end user in this document.</text:p>
      <text:p text:style-name="P1">The GSM_Shield Library contains also some functions that are used internally</text:p>
      <text:p text:style-name="P1">and are not described in the document. It is also possible to use these</text:p>
      <text:p text:style-name="P1">functions by the end user of course as they are defined as public but there</text:p>
      <text:p text:style-name="P1">is needed to check the library source code with notes.</text:p>
      <text:p text:style-name="P4"><text:span text:style-name="T4"><text:line-break/></text:span><text:span text:style-name="Strong_20_Emphasis"><text:span text:style-name="Emphasis"><text:span text:style-name="T3">int LibVer(void)</text:span></text:span></text:span></text:p>
      <text:p text:style-name="P1">returns library version in format XYY -it means X.YY (e.g. 100 means vers. 1.00)</text:p>
      <text:p text:style-name="P1">Sample: GSM_Shield_LibVer</text:p>
      <text:p text:style-name="P4"><text:span text:style-name="T4"><text:line-break/></text:span><text:span text:style-name="Strong_20_Emphasis"><text:span text:style-name="Emphasis"><text:span text:style-name="T3">void TurnOn(baud)</text:span></text:span></text:span></text:p>
      <text:p text:style-name="P2"><text:span text:style-name="T2">turns on the GSM module in case module is off and sends some initialization AT commands which are possible to send before registration -&gt; InitParam(PARAM_SET_0)</text:span></text:p>
      <text:p text:style-name="P1">Should be used at the beginning of the sketch in the setup() function.</text:p>
      <text:p text:style-name="P1">Set also the module baudrate (Note: if you use the hardware serial, there are no limit to the baudrate, 115200 is possibile. But using the pin 4 and 5 the NewSoftSerial must be use and the baud limit is 57600).</text:p>
      <text:p text:style-name="P1"><text:soft-page-break/>baud value possibile: 4800, 9600, 19200, 38400, 57600, <text:span text:style-name="T6">115200(no use with this library which include NewSoftSerial)</text:span></text:p>
      <text:p text:style-name="P4"><text:span text:style-name="Emphasis"><text:span text:style-name="T3">void setup()</text:span></text:span></text:p>
      <text:p text:style-name="P4"><text:span text:style-name="Emphasis"><text:span text:style-name="T3">{</text:span></text:span></text:p>
      <text:p text:style-name="P4"><text:span text:style-name="Emphasis"><text:span text:style-name="T3">gsm.TurnOn(9600);</text:span></text:span></text:p>
      <text:p text:style-name="P4"><text:span text:style-name="Emphasis"><text:span text:style-name="T3">}</text:span></text:span></text:p>
      <text:p text:style-name="P2"><text:span text:style-name="T2">Sample: GSM_Shield_LibVer</text:span></text:p>
      <text:p text:style-name="P3"/>
      <text:p text:style-name="P4"><text:span text:style-name="Emphasis"><text:span text:style-name="Strong_20_Emphasis"><text:span text:style-name="T3">void InitParam(byte group)</text:span></text:span></text:span></text:p>
      <text:p text:style-name="P1">Sends parameters for initialization of GSM module<text:line-break/>group:  0 - parameters of group 0 - not necessary to be registered in the GSM</text:p>
      <text:p text:style-name="P1">AT&amp;F</text:p>
      <text:p text:style-name="P1">1 - parameters of group 1 - it is necessary to be registered</text:p>
      <text:p text:style-name="P1">AT+CLIP=1</text:p>
      <text:p text:style-name="P1">AT+CMEE=0</text:p>
      <text:p text:style-name="P1">AT+CMGF=1</text:p>
      <text:p text:style-name="P1">Sample: GSM_Shield_LibVer</text:p>
      <text:p text:style-name="P4"><text:span text:style-name="Strong_20_Emphasis"><text:span text:style-name="Emphasis"><text:span text:style-name="T3">void Echo(byte state)<text:line-break/></text:span></text:span></text:span><text:span text:style-name="T3">Function to enable or disable echo</text:span></text:p>
      <text:p text:style-name="P1">Echo(1)   enable GSM echo mode</text:p>
      <text:p text:style-name="P1">Echo(0)   disable GSM echo mode</text:p>
      <text:p text:style-name="P1">Sample: GSM_Shield_LibVer</text:p>
      <text:p text:style-name="P4"><text:span text:style-name="T4"><text:line-break/></text:span><text:span text:style-name="Emphasis"><text:span text:style-name="Strong_20_Emphasis"><text:span text:style-name="T3">byte CheckRegistration(void)</text:span></text:span></text:span></text:p>
      <text:p text:style-name="P1">checks if the GSM module is registered in the GSM net.</text:p>
      <text:p text:style-name="P1">This method communicates directly with the GSM module in contrast to the method IsRegistered() which reads the flag from the module_status</text:p>
      <text:p text:style-name="P1">(this flag is set inside this method)</text:p>
      <text:p text:style-name="P1">must be called regularly at the one place in the main sketch loop</text:p>
      <text:p text:style-name="P1">(recommendation repeat time is from 1sec. to 10 sec.)</text:p>
      <text:p text:style-name="P1">return valus:</text:p>
      <text:p text:style-name="P1">REG_NOT_REGISTERED - not registered</text:p>
      <text:p text:style-name="P1">REG_REGISTERED - GSM module is registered</text:p>
      <text:p text:style-name="P1">REG_NO_RESPONSE - GSM doesn't response</text:p>
      <text:p text:style-name="P1">REG_COMM_LINE_BUSY - comm line is not free</text:p>
      <text:p text:style-name="P1">Sample: GSM_Shield_Reg</text:p>
      <text:p text:style-name="P3"/>
      <text:p text:style-name="P4"><text:span text:style-name="Strong_20_Emphasis"><text:span text:style-name="Emphasis"><text:span text:style-name="T3">byte IsRegistered(void)</text:span></text:span></text:span></text:p>
      <text:p text:style-name="P1">returns flag if the GSM module is registered in the GSM net</text:p>
      <text:p text:style-name="P1">this method does not communicate directly with the GSM module,</text:p>
      <text:p text:style-name="P1">just reads the flag so it is very fast unlike CheckRegistration()</text:p>
      <text:p text:style-name="P1">which takes more than 20msec.</text:p>
      <text:p text:style-name="P1">it is recommended to use this function everytime it is necessary to use some GSM function which needs GSM module is registered – checking ingoing SMSs, checking calls etc.</text:p>
      <text:p text:style-name="P1">return valus:</text:p>
      <text:p text:style-name="P1">0 - not registered</text:p>
      <text:p text:style-name="P1">&gt;0 - GSM module is registered</text:p>
      <text:p text:style-name="P1">Sample: GSM_Shield_Reg</text:p>
      <text:p text:style-name="P3"/>
      <text:p text:style-name="P4"><text:span text:style-name="Strong_20_Emphasis"><text:span text:style-name="Emphasis"><text:span text:style-name="T3">byte CallStatus(void)</text:span></text:span></text:span></text:p>
      <text:p text:style-name="P1"><text:soft-page-break/>checks call status</text:p>
      <text:p text:style-name="P1">return values:</text:p>
      <text:p text:style-name="P1">CALL_NONE - no call</text:p>
      <text:p text:style-name="P1">CALL_INCOM_VOICE - incoming voice call</text:p>
      <text:p text:style-name="P1">CALL_ACTIVE_VOICE - active voice call</text:p>
      <text:p text:style-name="P1">CALL_NO_RESPONSE - no response</text:p>
      <text:p text:style-name="P1">Sample: GSM_Shield_Call</text:p>
      <text:p text:style-name="P3"/>
      <text:p text:style-name="P4"><text:span text:style-name="Strong_20_Emphasis"><text:span text:style-name="Emphasis"><text:span text:style-name="T3">byte CallStatusWithAuth(char *phone_number, byte first_authorized_pos, byte last_authorized_pos)</text:span></text:span></text:span></text:p>
      <text:p text:style-name="P1">checks status of call(incoming or active) and makes authorization with specified SIM positions range</text:p>
      <text:p text:style-name="P1">parameters and return values:</text:p>
      <text:p text:style-name="P1">phone_number: a pointer where the tel. number string of current call will be placed so the space for the phone number string must be reserved</text:p>
      <text:p text:style-name="P1">first_authorized_pos: initial SIM phonebook position where the authorization process starts</text:p>
      <text:p text:style-name="P1">last_authorized_pos: last SIM phonebook position where the authorization process finishes</text:p>
      <text:p text:style-name="P1">Note(important):</text:p>
      <text:p text:style-name="P1">================</text:p>
      <text:p text:style-name="P1">In case first_authorized_pos=0 and also last_authorized_pos=0 the received incoming phone number is NOT authorized at all, so every incoming is considered as authorized (CALL_INCOM_VOICE_NOT_AUTH is returned)</text:p>
      <text:p text:style-name="P1">return:</text:p>
      <text:p text:style-name="P1">CALL_NONE - no call activity</text:p>
      <text:p text:style-name="P1">CALL_INCOM_VOICE_AUTH - incoming voice - authorized</text:p>
      <text:p text:style-name="P1">CALL_INCOM_VOICE_NOT_AUTH - incoming voice - not authorized</text:p>
      <text:p text:style-name="P1">CALL_ACTIVE_VOICE - active voice</text:p>
      <text:p text:style-name="P1">CALL_INCOM_DATA_AUTH - incoming data call - authorized</text:p>
      <text:p text:style-name="P1">CALL_INCOM_DATA_NOT_AUTH - incoming data call - not authorized</text:p>
      <text:p text:style-name="P1">CALL_ACTIVE_DATA - active data call</text:p>
      <text:p text:style-name="P1">CALL_NO_RESPONSE - no response to the AT command</text:p>
      <text:p text:style-name="P1">CALL_COMM_LINE_BUSY - comm line is not free</text:p>
      <text:p text:style-name="P3"/>
      <text:p text:style-name="P4"><text:span text:style-name="Strong_20_Emphasis"><text:span text:style-name="Emphasis"><text:span text:style-name="T3">void PickUp(void)</text:span></text:span></text:span></text:p>
      <text:p text:style-name="P1">picks up the incoming call</text:p>
      <text:p text:style-name="P1">Sample: GSM_Shield_Call</text:p>
      <text:p text:style-name="P3"/>
      <text:p text:style-name="P4"><text:span text:style-name="Strong_20_Emphasis"><text:span text:style-name="Emphasis"><text:span text:style-name="T3">void HangUp(void)</text:span></text:span></text:span></text:p>
      <text:p text:style-name="P1">hangs up call(incoming or active)</text:p>
      <text:p text:style-name="P1">Sample: GSM_Shield_Call</text:p>
      <text:p text:style-name="P3"/>
      <text:p text:style-name="P4"><text:span text:style-name="Strong_20_Emphasis"><text:span text:style-name="Emphasis"><text:span text:style-name="T3">void Call(char *number_string)</text:span></text:span></text:span></text:p>
      <text:p text:style-name="P1">calls the specific number</text:p>
      <text:p text:style-name="P4"><text:span text:style-name="T3">e.g. </text:span><text:span text:style-name="Emphasis"><text:span text:style-name="T3">gsm.Call("+390123456789");</text:span></text:span></text:p>
      <text:p text:style-name="P3"/>
      <text:p text:style-name="P4"><text:span text:style-name="Strong_20_Emphasis"><text:span text:style-name="Emphasis"><text:span text:style-name="T3">void Call(int sim_position)</text:span></text:span></text:span></text:p>
      <text:p text:style-name="P1">calls the number stored at the specified SIM position</text:p>
      <text:p text:style-name="P4"><text:span text:style-name="T3">e.g. </text:span><text:span text:style-name="Emphasis"><text:span text:style-name="T3">gsm.Call(1);</text:span></text:span><text:span text:style-name="T3"> // call to the number stored at the 1st SIM position</text:span></text:p>
      <text:p text:style-name="P3"/>
      <text:p text:style-name="P4"><text:soft-page-break/><text:span text:style-name="Strong_20_Emphasis"><text:span text:style-name="Emphasis"><text:span text:style-name="T3">char SendSMS(char *number_str, char *message_str)</text:span></text:span></text:span></text:p>
      <text:p text:style-name="P1">sends SMS to the specific phone number</text:p>
      <text:p text:style-name="P1">parameters and return values:</text:p>
      <text:p text:style-name="P1">number_str: pointer to the phone number string</text:p>
      <text:p text:style-name="P1">message_str: pointer to the SMS text string</text:p>
      <text:p text:style-name="P1">return:</text:p>
      <text:p text:style-name="P1">ERROR ret. val:</text:p>
      <text:p text:style-name="P1">---------------</text:p>
      <text:p text:style-name="P1">-1 - comm. line to the GSM module is not free</text:p>
      <text:p text:style-name="P1">-2 - GSM module didn’t answer in timeout</text:p>
      <text:p text:style-name="P1">-3 - GSM module has answered "ERROR" string</text:p>
      <text:p text:style-name="P1">OK ret val:</text:p>
      <text:p text:style-name="P1">-----------</text:p>
      <text:p text:style-name="P1">0 - SMS was not sent</text:p>
      <text:p text:style-name="P1">1 - SMS was sent 9/15</text:p>
      <text:p text:style-name="P1">example of use:</text:p>
      <text:p text:style-name="P4"><text:span text:style-name="Emphasis"><text:span text:style-name="T3">gsm.SendSMS("00XXXYYYYYYYYY", "SMS text");</text:span></text:span></text:p>
      <text:p text:style-name="P4"><text:span text:style-name="Emphasis"><text:span text:style-name="T2"/></text:span></text:p>
      <text:p text:style-name="P4"><text:span text:style-name="Strong_20_Emphasis"><text:span text:style-name="Emphasis"><text:span text:style-name="T3">char SendSMS(byte sim_phonebook_position, char *message_str)</text:span></text:span></text:span></text:p>
      <text:p text:style-name="P1">sends SMS to the specified SIM phonebook position</text:p>
      <text:p text:style-name="P1">parameters and return values:</text:p>
      <text:p text:style-name="P1">sim_phonebook_position: SIM phonebook position &lt;1..20&gt;</text:p>
      <text:p text:style-name="P1">message_str: pointer to the SMS text string</text:p>
      <text:p text:style-name="P1">return:</text:p>
      <text:p text:style-name="P1">ERROR ret. val:</text:p>
      <text:p text:style-name="P1">---------------</text:p>
      <text:p text:style-name="P1">-1 - comm. line to the GSM module is not free</text:p>
      <text:p text:style-name="P1">-2 - GSM module didn't answer in timeout</text:p>
      <text:p text:style-name="P1">-3 - specified position must be &gt; 0</text:p>
      <text:p text:style-name="P1">OK ret val:</text:p>
      <text:p text:style-name="P1">-----------</text:p>
      <text:p text:style-name="P1">0 - SMS was not sent</text:p>
      <text:p text:style-name="P1">1 - SMS was sent</text:p>
      <text:p text:style-name="P1">an example of usage:</text:p>
      <text:p text:style-name="P4"><text:span text:style-name="Emphasis"><text:span text:style-name="T3">GSM gsm;</text:span></text:span></text:p>
      <text:p text:style-name="P4"><text:span text:style-name="Emphasis"><text:span text:style-name="T3">gsm.SendSMS(1, "SMS text");</text:span></text:span></text:p>
      <text:p text:style-name="P3"/>
      <text:p text:style-name="P4"><text:span text:style-name="Strong_20_Emphasis"><text:span text:style-name="Emphasis"><text:span text:style-name="T3">char IsSMSPresent(byte required_status)</text:span></text:span></text:span></text:p>
      <text:p text:style-name="P1">finds out if there is present at least one SMS with specified status</text:p>
      <text:p text:style-name="P1">if there is new SMS before IsSMSPresent() is executed this SMS has a status UNREAD and then after calling IsSMSPresent() method status of SMS is automatically changed to READ</text:p>
      <text:p text:style-name="P1">parameters and return values:</text:p>
      <text:p text:style-name="P1">required_status:</text:p>
      <text:p text:style-name="P1">SMS_UNREAD - new SMS - not read yet</text:p>
      <text:p text:style-name="P1">SMS_READ - already read SMS</text:p>
      <text:p text:style-name="P1">SMS_ALL - all stored SMS</text:p>
      <text:p text:style-name="P1">return:</text:p>
      <text:p text:style-name="P1">ERROR ret. val:</text:p>
      <text:p text:style-name="P1">---------------</text:p>
      <text:p text:style-name="P1">-1 - comm. line to the GSM module is not free</text:p>
      <text:p text:style-name="P1"><text:soft-page-break/>-2 - GSM module didn’t answer in timeout</text:p>
      <text:p text:style-name="P1">OK ret val:</text:p>
      <text:p text:style-name="P1">-----------</text:p>
      <text:p text:style-name="P1">0 - there is no SMS with specified status</text:p>
      <text:p text:style-name="P1">1..20 - position where SMS is stored</text:p>
      <text:p text:style-name="P1">example of use:</text:p>
      <text:p text:style-name="P4"><text:span text:style-name="Emphasis"><text:span text:style-name="T3">char position;</text:span></text:span></text:p>
      <text:p text:style-name="P4"><text:span text:style-name="Emphasis"><text:span text:style-name="T3">char phone_number[20]; // array for the phone number string</text:span></text:span></text:p>
      <text:p text:style-name="P4"><text:span text:style-name="Emphasis"><text:span text:style-name="T3">char *sms_text;</text:span></text:span></text:p>
      <text:p text:style-name="P4"><text:span text:style-name="Emphasis"><text:span text:style-name="T3">position = gsm.IsSMSPresent(SMS_UNREAD);</text:span></text:span></text:p>
      <text:p text:style-name="P4"><text:span text:style-name="Emphasis"><text:span text:style-name="T3">if (position) { // read new SMS</text:span></text:span></text:p>
      <text:p text:style-name="P4"><text:span text:style-name="Emphasis"><text:span text:style-name="T3">gsm.GetGSM(position, tel_number, &amp;sms_text);</text:span></text:span></text:p>
      <text:p text:style-name="P4"><text:span text:style-name="Emphasis"><text:span text:style-name="T3">}</text:span></text:span></text:p>
      <text:p text:style-name="P3"/>
      <text:p text:style-name="P4"><text:span text:style-name="Strong_20_Emphasis"><text:span text:style-name="Emphasis"><text:span text:style-name="T3">char GetSMS(byte position, char *phone_number, char *SMS_text, byte max_SMS_len)</text:span></text:span></text:span></text:p>
      <text:p text:style-name="P1">reads SMS from specified memory(SIM) position</text:p>
      <text:p text:style-name="P1">parameters and return values:</text:p>
      <text:p text:style-name="P1">position: SMS position &lt;1..20&gt;</text:p>
      <text:p text:style-name="P1">phone_number: a pointer where the phone number string of received SMS will be placed</text:p>
      <text:p text:style-name="P1">so the space for the phone number string must be reserved - see example</text:p>
      <text:p text:style-name="P1">SMS_text : a pointer where SMS text will be placed</text:p>
      <text:p text:style-name="P1">max_SMS_len: maximum length of SMS text excluding also string terminating 0x00 character</text:p>
      <text:p text:style-name="P1">return:</text:p>
      <text:p text:style-name="P1">ERROR ret. val:</text:p>
      <text:p text:style-name="P1">---------------</text:p>
      <text:p text:style-name="P1">-1 - comm. line to the GSM module is not free</text:p>
      <text:p text:style-name="P1">-2 - GSM module didn't answer in timeout</text:p>
      <text:p text:style-name="P1">-3 - specified position must be &gt; 0</text:p>
      <text:p text:style-name="P1">OK ret val:</text:p>
      <text:p text:style-name="P1">-----------</text:p>
      <text:p text:style-name="P1">GETSMS_NO_SMS - no SMS was found at the specified position</text:p>
      <text:p text:style-name="P1">GETSMS_UNREAD_SMS - new SMS was found at the specified position</text:p>
      <text:p text:style-name="P1">GETSMS_READ_SMS - already read SMS was found at the specified position</text:p>
      <text:p text:style-name="P1">GETSMS_OTHER_SMS - other type of SMS was found an example of usage:</text:p>
      <text:p text:style-name="P4"><text:span text:style-name="Emphasis"><text:span text:style-name="T3">GSM gsm;</text:span></text:span></text:p>
      <text:p text:style-name="P4"><text:span text:style-name="Emphasis"><text:span text:style-name="T3">char position;</text:span></text:span></text:p>
      <text:p text:style-name="P4"><text:span text:style-name="Emphasis"><text:span text:style-name="T3">char phone_num[20]; // array for the phone number string</text:span></text:span></text:p>
      <text:p text:style-name="P4"><text:span text:style-name="Emphasis"><text:span text:style-name="T3">char sms_text[100]; // array for the SMS text string</text:span></text:span></text:p>
      <text:p text:style-name="P4"><text:span text:style-name="Emphasis"><text:span text:style-name="T3">position = gsm.IsSMSPresent(SMS_UNREAD);</text:span></text:span></text:p>
      <text:p text:style-name="P4"><text:span text:style-name="Emphasis"><text:span text:style-name="T3">if (position) {</text:span></text:span></text:p>
      <text:p text:style-name="P4"><text:span text:style-name="Emphasis"><text:span text:style-name="T3">// there is new SMS =&gt; read it</text:span></text:span></text:p>
      <text:p text:style-name="P4"><text:span text:style-name="Emphasis"><text:span text:style-name="T3">gsm.GetGSM(position, phone_num, sms_text, 100);</text:span></text:span></text:p>
      <text:p text:style-name="P4"><text:span text:style-name="Emphasis"><text:span text:style-name="T3">Serial.println("DEBUG SMS phone number: ", 0);</text:span></text:span></text:p>
      <text:p text:style-name="P4"><text:span text:style-name="Emphasis"><text:span text:style-name="T3">Serial.println(phone_num, 0);</text:span></text:span></text:p>
      <text:p text:style-name="P4"><text:span text:style-name="Emphasis"><text:span text:style-name="T3">Serial.println("\r\n SMS text: ", 0);</text:span></text:span></text:p>
      <text:p text:style-name="P4"><text:span text:style-name="Emphasis"><text:span text:style-name="T3">Serial.println(sms_text, 1);</text:span></text:span></text:p>
      <text:p text:style-name="P4"><text:span text:style-name="Emphasis"><text:span text:style-name="T3">}</text:span></text:span></text:p>
      <text:p text:style-name="P4"><text:span text:style-name="Emphasis"><text:span text:style-name="Strong_20_Emphasis"><text:span text:style-name="T3">char GetAuthorizedSMS( byte position, char *phone_number, char *SMS_text, byte max_SMS_len, byte first_authorized_pos, byte last_authorized_pos)</text:span></text:span></text:span></text:p>
      <text:p text:style-name="P1"><text:soft-page-break/>reads SMS from specified memory(SIM) position and makes authorization -</text:p>
      <text:p text:style-name="P1">it means SMS phone number is compared with specified SIM phonebook position(s) and in case numbers match GETSMS_AUTH_SMS is returned, otherwise GETSMS_NOT_AUTH_SMS is returned</text:p>
      <text:p text:style-name="P1">parameters and return values:</text:p>
      <text:p text:style-name="P1">position: SMS position to be read &lt;1..20&gt;</text:p>
      <text:p text:style-name="P1">phone_number: a pointer where the tel. number string of received SMS will be placed so the space for the phone number string must be reserved - see example</text:p>
      <text:p text:style-name="P1">SMS_text : a pointer where SMS text will be placed</text:p>
      <text:p text:style-name="P1">max_SMS_len: maximum length of SMS text excluding terminating 0x00 character</text:p>
      <text:p text:style-name="P1">first_authorized_pos: initial SIM phonebook position where the authorization process starts</text:p>
      <text:p text:style-name="P1">last_authorized_pos: last SIM phonebook position where the authorization proces finishes</text:p>
      <text:p text:style-name="P1">Note(important):</text:p>
      <text:p text:style-name="P1">================</text:p>
      <text:p text:style-name="P1">In case first_authorized_pos=0 and also last_authorized_pos=0</text:p>
      <text:p text:style-name="P1">the received SMS phone number is NOT authorized at all, so every</text:p>
      <text:p text:style-name="P1">SMS is considered as authorized (GETSMS_AUTH_SMS is returned)</text:p>
      <text:p text:style-name="P1">return:</text:p>
      <text:p text:style-name="P1">ERROR ret. val:</text:p>
      <text:p text:style-name="P1">---------------</text:p>
      <text:p text:style-name="P1">-1 - comm. line to the GSM module is not free</text:p>
      <text:p text:style-name="P1">-2 - GSM module didn't answer in timeout</text:p>
      <text:p text:style-name="P1">-3 - position must be &gt; 0</text:p>
      <text:p text:style-name="P1">OK ret val:</text:p>
      <text:p text:style-name="P1">-----------</text:p>
      <text:p text:style-name="P1">GETSMS_NO_SMS - no SMS was found at the specified position</text:p>
      <text:p text:style-name="P1">GETSMS_NOT_AUTH_SMS - NOT authorized SMS found at the specified position</text:p>
      <text:p text:style-name="P1">GETSMS_AUTH_SMS - authorized SMS found at the specified position</text:p>
      <text:p text:style-name="P1">an example of usage:</text:p>
      <text:p text:style-name="P4"><text:span text:style-name="Emphasis"><text:span text:style-name="T3">GSM gsm;</text:span></text:span></text:p>
      <text:p text:style-name="P4"><text:span text:style-name="Emphasis"><text:span text:style-name="T3">char phone_num[20]; // array for the phone number string 12/15</text:span></text:span></text:p>
      <text:p text:style-name="P4"><text:span text:style-name="Emphasis"><text:span text:style-name="T3">char sms_text[100]; // array for the SMS text string</text:span></text:span></text:p>
      <text:p text:style-name="P4"><text:span text:style-name="Emphasis"><text:span text:style-name="T3">// authorize SMS with SIM phonebook positions 1..3</text:span></text:span></text:p>
      <text:p text:style-name="P4"><text:span text:style-name="Emphasis"><text:span text:style-name="T3">if (GETSMS_AUTH_SMS == gsm.GetAuthorizedSMS(1, phone_num, sms_text, 100, 1, 3)) {</text:span></text:span></text:p>
      <text:p text:style-name="P4"><text:span text:style-name="Emphasis"><text:span text:style-name="T3">// new authorized SMS was detected at the SMS position 1</text:span></text:span></text:p>
      <text:p text:style-name="P4"><text:span text:style-name="Emphasis"><text:span text:style-name="T3">Serial.println("DEBUG SMS phone number: ", 0);</text:span></text:span></text:p>
      <text:p text:style-name="P4"><text:span text:style-name="Emphasis"><text:span text:style-name="T3">Serial.println(phone_num, 0);</text:span></text:span></text:p>
      <text:p text:style-name="P4"><text:span text:style-name="Emphasis"><text:span text:style-name="T3">Serial.println("\r\n SMS text: ", 0);</text:span></text:span></text:p>
      <text:p text:style-name="P4"><text:span text:style-name="Emphasis"><text:span text:style-name="T3">Serial.println(sms_text, 1);</text:span></text:span></text:p>
      <text:p text:style-name="P4"><text:span text:style-name="Emphasis"><text:span text:style-name="T3">}</text:span></text:span></text:p>
      <text:p text:style-name="P4"><text:span text:style-name="Emphasis"><text:span text:style-name="T3">// don't authorize SMS with SIM phonebook at all</text:span></text:span></text:p>
      <text:p text:style-name="P4"><text:span text:style-name="Emphasis"><text:span text:style-name="T3">if (GETSMS_AUTH_SMS == gsm.GetAuthorizedSMS(1, phone_num, sms_text, 100, 0, 0)) {</text:span></text:span></text:p>
      <text:p text:style-name="P4"><text:span text:style-name="Emphasis"><text:span text:style-name="T3">// new SMS was detected at the SMS position 1</text:span></text:span></text:p>
      <text:p text:style-name="P4"><text:span text:style-name="Emphasis"><text:span text:style-name="T3">// because authorization was not required</text:span></text:span></text:p>
      <text:p text:style-name="P4"><text:span text:style-name="Emphasis"><text:span text:style-name="T3">// SMS is considered authorized</text:span></text:span></text:p>
      <text:p text:style-name="P4"><text:span text:style-name="Emphasis"><text:span text:style-name="T3">Serial.println("DEBUG SMS phone number: ", 0);</text:span></text:span></text:p>
      <text:p text:style-name="P4"><text:span text:style-name="Emphasis"><text:span text:style-name="T3">Serial.println(phone_num, 0);</text:span></text:span></text:p>
      <text:p text:style-name="P4"><text:span text:style-name="Emphasis"><text:span text:style-name="T3">Serial.println("\r\n SMS text: ", 0);</text:span></text:span></text:p>
      <text:p text:style-name="P4"><text:span text:style-name="Emphasis"><text:span text:style-name="T3">Serial.println(sms_text, 1);</text:span></text:span></text:p>
      <text:p text:style-name="P4"><text:soft-page-break/><text:span text:style-name="Emphasis"><text:span text:style-name="T3">}</text:span></text:span></text:p>
      <text:p text:style-name="P3"/>
      <text:p text:style-name="P4"><text:span text:style-name="Strong_20_Emphasis"><text:span text:style-name="Emphasis"><text:span text:style-name="T3">char DeleteSMS(byte position)</text:span></text:span></text:span></text:p>
      <text:p text:style-name="P1">deletes SMS from specified SMS position</text:p>
      <text:p text:style-name="P1">parameters and return values:</text:p>
      <text:p text:style-name="P1">position: SMS position &lt;1..20&gt;</text:p>
      <text:p text:style-name="P1">return:</text:p>
      <text:p text:style-name="P1">ERROR ret. val:</text:p>
      <text:p text:style-name="P1">---------------</text:p>
      <text:p text:style-name="P1">-1 - comm. line to the GSM module is not free</text:p>
      <text:p text:style-name="P1">-2 - GSM module didn’t answer in timeout</text:p>
      <text:p text:style-name="P1">-3 - position must be &gt; 0</text:p>
      <text:p text:style-name="P1">OK ret val:</text:p>
      <text:p text:style-name="P1">-----------</text:p>
      <text:p text:style-name="P1">0 - SMS was not deleted</text:p>
      <text:p text:style-name="P1">1 - SMS was deleted</text:p>
      <text:p text:style-name="P3"/>
      <text:p text:style-name="P4"><text:span text:style-name="Strong_20_Emphasis"><text:span text:style-name="Emphasis"><text:span text:style-name="T3">char GetPhoneNumber(byte position, char *phone_number)</text:span></text:span></text:span></text:p>
      <text:p text:style-name="P1">reads phone number string from specified SIM position</text:p>
      <text:p text:style-name="P1">parameters and return values:</text:p>
      <text:p text:style-name="P1">position: SMS position &lt;1..20&gt;</text:p>
      <text:p text:style-name="P1">return:</text:p>
      <text:p text:style-name="P1">ERROR ret. val:</text:p>
      <text:p text:style-name="P1">---------------</text:p>
      <text:p text:style-name="P1">-1 - comm. line to the GSM module is not free</text:p>
      <text:p text:style-name="P1">-2 - GSM module didn't answer in timeout</text:p>
      <text:p text:style-name="P1">-3 - position must be &gt; 0</text:p>
      <text:p text:style-name="P1">phone_number is empty string</text:p>
      <text:p text:style-name="P1">OK ret val:</text:p>
      <text:p text:style-name="P1">-----------</text:p>
      <text:p text:style-name="P1">0 - there is no phone number on the position</text:p>
      <text:p text:style-name="P1">1 - phone number was found</text:p>
      <text:p text:style-name="P1">phone_number is filled by the phone number string finished by 0x00</text:p>
      <text:p text:style-name="P1">so it is necessary to define string with at least</text:p>
      <text:p text:style-name="P1">15 bytes(including also 0x00 termination character)</text:p>
      <text:p text:style-name="P1">an example of usage:</text:p>
      <text:p text:style-name="P4"><text:span text:style-name="Emphasis"><text:span text:style-name="T3">GSM gsm;</text:span></text:span></text:p>
      <text:p text:style-name="P4"><text:span text:style-name="Emphasis"><text:span text:style-name="T3">char phone_num[20]; // array for the phone number string</text:span></text:span></text:p>
      <text:p text:style-name="P4"><text:span text:style-name="Emphasis"><text:span text:style-name="T3">if (1 == gsm.GetPhoneNumber(1, phone_num)) {</text:span></text:span></text:p>
      <text:p text:style-name="P4"><text:span text:style-name="Emphasis"><text:span text:style-name="T3">// valid phone number on SIM pos. #1</text:span></text:span></text:p>
      <text:p text:style-name="P4"><text:span text:style-name="Emphasis"><text:span text:style-name="T3">// phone number string is copied to the phone_num array</text:span></text:span></text:p>
      <text:p text:style-name="P4"><text:span text:style-name="Emphasis"><text:span text:style-name="T3">Serial.println("DEBUG phone number: ", 0);</text:span></text:span></text:p>
      <text:p text:style-name="P4"><text:span text:style-name="Emphasis"><text:span text:style-name="T3">Serial.println(phone_num, 1);</text:span></text:span></text:p>
      <text:p text:style-name="P4"><text:span text:style-name="Emphasis"><text:span text:style-name="T3">}</text:span></text:span></text:p>
      <text:p text:style-name="P4"><text:span text:style-name="Emphasis"><text:span text:style-name="T3">else {</text:span></text:span></text:p>
      <text:p text:style-name="P4"><text:span text:style-name="Emphasis"><text:span text:style-name="T3">// there is not valid phone number on the SIM pos.#1</text:span></text:span></text:p>
      <text:p text:style-name="P4"><text:span text:style-name="Emphasis"><text:span text:style-name="T3">Serial.println("DEBUG there is no phone number", 1);</text:span></text:span></text:p>
      <text:p text:style-name="P4"><text:span text:style-name="Emphasis"><text:span text:style-name="T3">}</text:span></text:span></text:p>
      <text:p text:style-name="P3"/>
      <text:p text:style-name="P4"><text:span text:style-name="Strong_20_Emphasis"><text:span text:style-name="Emphasis"><text:span text:style-name="T3">char WritePhoneNumber(byte position, char *phone_number)</text:span></text:span></text:span></text:p>
      <text:p text:style-name="P1">writes phone number string to the specified SIM position</text:p>
      <text:p text:style-name="P1"><text:soft-page-break/>parameters and return values:</text:p>
      <text:p text:style-name="P1">position: SMS position &lt;1..20&gt;</text:p>
      <text:p text:style-name="P1">phone_number: phone number string for the writing</text:p>
      <text:p text:style-name="P1">return:</text:p>
      <text:p text:style-name="P1">ERROR ret. val:</text:p>
      <text:p text:style-name="P1">---------------</text:p>
      <text:p text:style-name="P1">-1 - comm. line to the GSM module is not free</text:p>
      <text:p text:style-name="P1">-2 - GSM module didn't answer in timeout</text:p>
      <text:p text:style-name="P1">-3 - position must be &gt; 0</text:p>
      <text:p text:style-name="P1">OK ret val:</text:p>
      <text:p text:style-name="P1">-----------</text:p>
      <text:p text:style-name="P1">0 - phone number was not written</text:p>
      <text:p text:style-name="P1">1 - phone number was written 14/15</text:p>
      <text:p text:style-name="P4"><text:span text:style-name="Strong_20_Emphasis"><text:span text:style-name="Emphasis"><text:span text:style-name="T3">char DelPhoneNumber(byte position)</text:span></text:span></text:span></text:p>
      <text:p text:style-name="P1">del phone number from the specified SIM position</text:p>
      <text:p text:style-name="P1">parameters and return values:</text:p>
      <text:p text:style-name="P1">position: SIM position &lt;1..20&gt;</text:p>
      <text:p text:style-name="P1">return:</text:p>
      <text:p text:style-name="P1">ERROR ret. val:</text:p>
      <text:p text:style-name="P1">---------------</text:p>
      <text:p text:style-name="P1">-1 - comm. line to the GSM module is not free</text:p>
      <text:p text:style-name="P1">-2 - GSM module didn't answer in timeout</text:p>
      <text:p text:style-name="P1">-3 - position must be &gt; 0</text:p>
      <text:p text:style-name="P1">OK ret val:</text:p>
      <text:p text:style-name="P1">-----------</text:p>
      <text:p text:style-name="P1">0 - phone number was not deleted</text:p>
      <text:p text:style-name="P1">1 - phone number was deleted</text:p>
      <text:p text:style-name="P3"/>
      <text:p text:style-name="P4"><text:span text:style-name="Strong_20_Emphasis"><text:span text:style-name="Emphasis"><text:span text:style-name="T3">char ComparePhoneNumber(byte position, char *phone_number)</text:span></text:span></text:span></text:p>
      <text:p text:style-name="P1">compares specified phone number string with phone number stored at the specified SIM position</text:p>
      <text:p text:style-name="P1">parameters and return values:</text:p>
      <text:p text:style-name="P1">position: SMS position &lt;1..20&gt;</text:p>
      <text:p text:style-name="P1">phone_number: phone number string which should be compare</text:p>
      <text:p text:style-name="P1">return:</text:p>
      <text:p text:style-name="P1">ERROR ret. val:</text:p>
      <text:p text:style-name="P1">---------------</text:p>
      <text:p text:style-name="P1">-1 - comm. line to the GSM module is not free</text:p>
      <text:p text:style-name="P1">-2 - GSM module didn't answer in timeout</text:p>
      <text:p text:style-name="P1">-3 - position must be &gt; 0</text:p>
      <text:p text:style-name="P1">OK ret val:</text:p>
      <text:p text:style-name="P1">-----------</text:p>
      <text:p text:style-name="P1">0 - phone numbers are different</text:p>
      <text:p text:style-name="P1">1 - phone numbers are the same</text:p>
      <text:p text:style-name="P1">an example of usage:</text:p>
      <text:p text:style-name="P4"><text:span text:style-name="Emphasis"><text:span text:style-name="T3">if (1 == gsm.ComparePhoneNumber(1, "123456789")) {</text:span></text:span></text:p>
      <text:p text:style-name="P4"><text:span text:style-name="Emphasis"><text:span text:style-name="T3">// the phone num. "123456789" is stored on the SIM pos. #1</text:span></text:span></text:p>
      <text:p text:style-name="P4"><text:span text:style-name="Emphasis"><text:span text:style-name="T3">// phone number string is copied to the phone_num array</text:span></text:span></text:p>
      <text:p text:style-name="P4"><text:span text:style-name="Emphasis"><text:span text:style-name="T3">Serial.println("DEBUG phone numbers are the same", 1);</text:span></text:span></text:p>
      <text:p text:style-name="P4"><text:span text:style-name="Emphasis"><text:span text:style-name="T3">}</text:span></text:span></text:p>
      <text:p text:style-name="P4"><text:span text:style-name="Emphasis"><text:span text:style-name="T3">else {</text:span></text:span></text:p>
      <text:p text:style-name="P4"><text:soft-page-break/><text:span text:style-name="Emphasis"><text:span text:style-name="T3">Serial.println("DEBUG phone numbers are different", 1);</text:span></text:span></text:p>
      <text:p text:style-name="P4"><text:span text:style-name="Emphasis"><text:span text:style-name="T3">}</text:span></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Times New Roman', 'Bitstream Charter', Times, serif"/>
    <style:font-face style:name="Mangal1" svg:font-family="Mangal"/>
    <style:font-face style:name="courier new" svg:font-family="'courier new', courie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15:57:52.91</meta:creation-date>
    <meta:generator>OpenOffice.org/3.2$Win32 OpenOffice.org_project/320m18$Build-9502</meta:generator>
    <dc:date>2011-03-11T17:28:57.71</dc:date>
    <meta:editing-duration>PT09H58M00S</meta:editing-duration>
    <meta:editing-cycles>7</meta:editing-cycles>
    <meta:document-statistic meta:table-count="0" meta:image-count="0" meta:object-count="0" meta:page-count="9" meta:paragraph-count="347" meta:word-count="2338" meta:character-count="14734"/>
  </office:meta>
</office:document-meta>
</file>